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16379" table:default-cell-style-name="ce1"/>
        <table:table-row table:style-name="ro1">
          <table:table-cell office:value-type="string" calcext:value-type="string">
            <text:p>teplota:</text:p>
          </table:table-cell>
          <table:table-cell office:value-type="float" office:value="170" calcext:value-type="float">
            <text:p>170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údaj</text:p>
          </table:table-cell>
          <table:table-cell office:value-type="string" calcext:value-type="string">
            <text:p>rozsah</text:p>
          </table:table-cell>
          <table:table-cell office:value-type="string" calcext:value-type="string">
            <text:p>I</text:p>
          </table:table-cell>
          <table:table-cell table:number-columns-repeated="1637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.29" calcext:value-type="float">
            <text:p>4.29</text:p>
          </table:table-cell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.2</text:p>
          </table:table-cell>
          <table:table-cell table:formula="of:=[.C3]*[.D3]/100" office:value-type="float" office:value="0.18" calcext:value-type="float">
            <text:p>0.18</text:p>
          </table:table-cell>
          <table:table-cell table:number-columns-repeated="1637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.87" calcext:value-type="float">
            <text:p>4.8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4]*[.D4]/100" office:value-type="float" office:value="0.75" calcext:value-type="float">
            <text:p>0.75</text:p>
          </table:table-cell>
          <table:table-cell table:number-columns-repeated="1637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09" calcext:value-type="float">
            <text:p>6.09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]*[.D5]/100" office:value-type="float" office:value="1.8" calcext:value-type="float">
            <text:p>1.80</text:p>
          </table:table-cell>
          <table:table-cell table:number-columns-repeated="1637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82" calcext:value-type="float">
            <text:p>6.8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C6]*[.D6]/100" office:value-type="float" office:value="0.45" calcext:value-type="float">
            <text:p>0.45</text:p>
          </table:table-cell>
          <table:table-cell table:number-columns-repeated="1637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.91" calcext:value-type="float">
            <text:p>7.91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table:formula="of:=[.C7]*[.D7]/100" office:value-type="float" office:value="0.06" calcext:value-type="float">
            <text:p>0.06</text:p>
          </table:table-cell>
          <table:table-cell table:number-columns-repeated="1637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.75" calcext:value-type="float">
            <text:p>8.7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C8]*[.D8]/100" office:value-type="float" office:value="0.55" calcext:value-type="float">
            <text:p>0.55</text:p>
          </table:table-cell>
          <table:table-cell table:number-columns-repeated="1637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.83" calcext:value-type="float">
            <text:p>10.8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formula="of:=[.C9]*[.D9]/100" office:value-type="float" office:value="14" calcext:value-type="float">
            <text:p>14.00</text:p>
          </table:table-cell>
          <table:table-cell table:number-columns-repeated="1637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.18" calcext:value-type="float">
            <text:p>12.1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C10]*[.D10]/100" office:value-type="float" office:value="0.5" calcext:value-type="float">
            <text:p>0.50</text:p>
          </table:table-cell>
          <table:table-cell table:number-columns-repeated="1637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.05" calcext:value-type="float">
            <text:p>13.05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C11]*[.D11]/100" office:value-type="float" office:value="0.15" calcext:value-type="float">
            <text:p>0.15</text:p>
          </table:table-cell>
          <table:table-cell table:number-columns-repeated="1637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.86" calcext:value-type="float">
            <text:p>13.8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C12]*[.D12]/100" office:value-type="float" office:value="2.5" calcext:value-type="float">
            <text:p>2.50</text:p>
          </table:table-cell>
          <table:table-cell table:number-columns-repeated="1637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.82" calcext:value-type="float">
            <text:p>15.82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formula="of:=[.C13]*[.D13]/100" office:value-type="float" office:value="27.5" calcext:value-type="float">
            <text:p>27.50</text:p>
          </table:table-cell>
          <table:table-cell table:number-columns-repeated="1637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.99" calcext:value-type="float">
            <text:p>16.9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C14]*[.D14]/100" office:value-type="float" office:value="5" calcext:value-type="float">
            <text:p>5.00</text:p>
          </table:table-cell>
          <table:table-cell table:number-columns-repeated="1637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.85" calcext:value-type="float">
            <text:p>17.8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15]*[.D15]/100" office:value-type="float" office:value="1.4" calcext:value-type="float">
            <text:p>1.4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plota:</text:p>
          </table:table-cell>
          <table:table-cell office:value-type="float" office:value="200" calcext:value-type="float">
            <text:p>200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údaj</text:p>
          </table:table-cell>
          <table:table-cell office:value-type="string" calcext:value-type="string">
            <text:p>rozsah</text:p>
          </table:table-cell>
          <table:table-cell office:value-type="string" calcext:value-type="string">
            <text:p>I</text:p>
          </table:table-cell>
          <table:table-cell table:number-columns-repeated="1637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.95" calcext:value-type="float">
            <text:p>4.95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formula="of:=[.C19]*[.D19]/100" office:value-type="float" office:value="0.125" calcext:value-type="float">
            <text:p>0.13</text:p>
          </table:table-cell>
          <table:table-cell table:number-columns-repeated="1637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.91" calcext:value-type="float">
            <text:p>5.91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table:formula="of:=[.C20]*[.D20]/100" office:value-type="float" office:value="0.45" calcext:value-type="float">
            <text:p>0.45</text:p>
          </table:table-cell>
          <table:table-cell table:number-columns-repeated="1637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6" calcext:value-type="float">
            <text:p>6.6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C21]*[.D21]/100" office:value-type="float" office:value="0.15" calcext:value-type="float">
            <text:p>0.15</text:p>
          </table:table-cell>
          <table:table-cell table:number-columns-repeated="1637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.53" calcext:value-type="float">
            <text:p>8.53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formula="of:=[.C22]*[.D22]/100" office:value-type="float" office:value="0.02" calcext:value-type="float">
            <text:p>0.02</text:p>
          </table:table-cell>
          <table:table-cell table:number-columns-repeated="1637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.73" calcext:value-type="float">
            <text:p>9.7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C23]*[.D23]/100" office:value-type="float" office:value="0.6" calcext:value-type="float">
            <text:p>0.60</text:p>
          </table:table-cell>
          <table:table-cell table:number-columns-repeated="1637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.73" calcext:value-type="float">
            <text:p>10.7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C24]*[.D24]/100" office:value-type="float" office:value="2" calcext:value-type="float">
            <text:p>2.00</text:p>
          </table:table-cell>
          <table:table-cell table:number-columns-repeated="1637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.32" calcext:value-type="float">
            <text:p>11.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C25]*[.D25]/100" office:value-type="float" office:value="0.6" calcext:value-type="float">
            <text:p>0.60</text:p>
          </table:table-cell>
          <table:table-cell table:number-columns-repeated="1637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3.34" calcext:value-type="float">
            <text:p>13.3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formula="of:=[.C26]*[.D26]/100" office:value-type="float" office:value="0.01" calcext:value-type="float">
            <text:p>0.01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.92" calcext:value-type="float">
            <text:p>13.9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C27]*[.D27]/100" office:value-type="float" office:value="0.55" calcext:value-type="float">
            <text:p>0.55</text:p>
          </table:table-cell>
          <table:table-cell table:number-columns-repeated="1637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.29" calcext:value-type="float">
            <text:p>15.29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C28]*[.D28]/100" office:value-type="float" office:value="4.5" calcext:value-type="float">
            <text:p>4.50</text:p>
          </table:table-cell>
          <table:table-cell table:number-columns-repeated="1637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6.08" calcext:value-type="float">
            <text:p>16.08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formula="of:=[.C29]*[.D29]/100" office:value-type="float" office:value="1.1" calcext:value-type="float">
            <text:p>1.10</text:p>
          </table:table-cell>
          <table:table-cell table:number-columns-repeated="1637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7.95" calcext:value-type="float">
            <text:p>17.9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formula="of:=[.C30]*[.D30]/100" office:value-type="float" office:value="0.01" calcext:value-type="float">
            <text:p>0.01</text:p>
          </table:table-cell>
          <table:table-cell table:number-columns-repeated="1637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8.89" calcext:value-type="float">
            <text:p>18.89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C31]*[.D31]/100" office:value-type="float" office:value="0.55" calcext:value-type="float">
            <text:p>0.55</text:p>
          </table:table-cell>
          <table:table-cell table:number-columns-repeated="1637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.25" calcext:value-type="float">
            <text:p>20.2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[.C32]*[.D32]/100" office:value-type="float" office:value="3.75" calcext:value-type="float">
            <text:p>3.75</text:p>
          </table:table-cell>
          <table:table-cell table:number-columns-repeated="1637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1.16" calcext:value-type="float">
            <text:p>21.1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[.C33]*[.D33]/100" office:value-type="float" office:value="0.8" calcext:value-type="float">
            <text:p>0.80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.53" calcext:value-type="float">
            <text:p>22.53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formula="of:=[.C34]*[.D34]/100" office:value-type="float" office:value="0.01" calcext:value-type="float">
            <text:p>0.01</text:p>
          </table:table-cell>
          <table:table-cell table:number-columns-repeated="1637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3.56" calcext:value-type="float">
            <text:p>23.5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[.C35]*[.D35]/100" office:value-type="float" office:value="1" calcext:value-type="float">
            <text:p>1.00</text:p>
          </table:table-cell>
          <table:table-cell table:number-columns-repeated="1637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.15" calcext:value-type="float">
            <text:p>25.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[.C36]*[.D36]/100" office:value-type="float" office:value="10" calcext:value-type="float">
            <text:p>10.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plota:</text:p>
          </table:table-cell>
          <table:table-cell office:value-type="float" office:value="230" calcext:value-type="float">
            <text:p>230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údaj</text:p>
          </table:table-cell>
          <table:table-cell office:value-type="string" calcext:value-type="string">
            <text:p>rozsah</text:p>
          </table:table-cell>
          <table:table-cell office:value-type="string" calcext:value-type="string">
            <text:p>I</text:p>
          </table:table-cell>
          <table:table-cell table:number-columns-repeated="1637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.38" calcext:value-type="float">
            <text:p>5.38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table:formula="of:=[.C40]*[.D40]/100" office:value-type="float" office:value="0.03" calcext:value-type="float">
            <text:p>0.03</text:p>
          </table:table-cell>
          <table:table-cell table:number-columns-repeated="1637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25" calcext:value-type="float">
            <text:p>6.25</text:p>
          </table:table-cell>
          <table:table-cell office:value-type="float" office:value="45" calcext:value-type="float">
            <text:p>45</text:p>
          </table:table-cell>
          <table:table-cell office:value-type="float" office:value="0.2" calcext:value-type="float">
            <text:p>0.2</text:p>
          </table:table-cell>
          <table:table-cell table:formula="of:=[.C41]*[.D41]/100" office:value-type="float" office:value="0.09" calcext:value-type="float">
            <text:p>0.09</text:p>
          </table:table-cell>
          <table:table-cell table:number-columns-repeated="1637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.79" calcext:value-type="float">
            <text:p>7.79</text:p>
          </table:table-cell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.2</text:p>
          </table:table-cell>
          <table:table-cell table:formula="of:=[.C42]*[.D42]/100" office:value-type="float" office:value="0.05" calcext:value-type="float">
            <text:p>0.05</text:p>
          </table:table-cell>
          <table:table-cell table:number-columns-repeated="1637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.2" calcext:value-type="float">
            <text:p>8.20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table:formula="of:=[.C43]*[.D43]/100" office:value-type="float" office:value="0.03" calcext:value-type="float">
            <text:p>0.03</text:p>
          </table:table-cell>
          <table:table-cell table:number-columns-repeated="1637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.67" calcext:value-type="float">
            <text:p>8.67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formula="of:=[.C44]*[.D44]/100" office:value-type="float" office:value="0.02" calcext:value-type="float">
            <text:p>0.02</text:p>
          </table:table-cell>
          <table:table-cell table:number-columns-repeated="1637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.13" calcext:value-type="float">
            <text:p>9.13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formula="of:=[.C45]*[.D45]/100" office:value-type="float" office:value="0.02" calcext:value-type="float">
            <text:p>0.02</text:p>
          </table:table-cell>
          <table:table-cell table:number-columns-repeated="1637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.36" calcext:value-type="float">
            <text:p>9.36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table:formula="of:=[.C46]*[.D46]/100" office:value-type="float" office:value="0.03" calcext:value-type="float">
            <text:p>0.03</text:p>
          </table:table-cell>
          <table:table-cell table:number-columns-repeated="1637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.19" calcext:value-type="float">
            <text:p>10.19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C47]*[.D47]/100" office:value-type="float" office:value="0.15" calcext:value-type="float">
            <text:p>0.15</text:p>
          </table:table-cell>
          <table:table-cell table:number-columns-repeated="1637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.83" calcext:value-type="float">
            <text:p>10.8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48]*[.D48]/100" office:value-type="float" office:value="0.35" calcext:value-type="float">
            <text:p>0.35</text:p>
          </table:table-cell>
          <table:table-cell table:number-columns-repeated="1637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.51" calcext:value-type="float">
            <text:p>11.51</text:p>
          </table:table-cell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.5</text:p>
          </table:table-cell>
          <table:table-cell table:formula="of:=[.C49]*[.D49]/100" office:value-type="float" office:value="0.225" calcext:value-type="float">
            <text:p>0.23</text:p>
          </table:table-cell>
          <table:table-cell table:number-columns-repeated="1637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.17" calcext:value-type="float">
            <text:p>13.17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table:formula="of:=[.C50]*[.D50]/100" office:value-type="float" office:value="0.03" calcext:value-type="float">
            <text:p>0.03</text:p>
          </table:table-cell>
          <table:table-cell table:number-columns-repeated="1637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.4" calcext:value-type="float">
            <text:p>13.4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formula="of:=[.C51]*[.D51]/100" office:value-type="float" office:value="0.02" calcext:value-type="float">
            <text:p>0.02</text:p>
          </table:table-cell>
          <table:table-cell table:number-columns-repeated="1637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.75" calcext:value-type="float">
            <text:p>13.7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formula="of:=[.C52]*[.D52]/100" office:value-type="float" office:value="0.01" calcext:value-type="float">
            <text:p>0.01</text:p>
          </table:table-cell>
          <table:table-cell table:number-columns-repeated="1637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.08" calcext:value-type="float">
            <text:p>14.08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formula="of:=[.C53]*[.D53]/100" office:value-type="float" office:value="0.02" calcext:value-type="float">
            <text:p>0.02</text:p>
          </table:table-cell>
          <table:table-cell table:number-columns-repeated="1637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.16" calcext:value-type="float">
            <text:p>15.16</text:p>
          </table:table-cell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.5</text:p>
          </table:table-cell>
          <table:table-cell table:formula="of:=[.C54]*[.D54]/100" office:value-type="float" office:value="0.225" calcext:value-type="float">
            <text:p>0.23</text:p>
          </table:table-cell>
          <table:table-cell table:number-columns-repeated="1637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.91" calcext:value-type="float">
            <text:p>15.9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C55]*[.D55]/100" office:value-type="float" office:value="0.5" calcext:value-type="float">
            <text:p>0.50</text:p>
          </table:table-cell>
          <table:table-cell table:number-columns-repeated="1637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6.87" calcext:value-type="float">
            <text:p>16.87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table:formula="of:=[.C56]*[.D56]/100" office:value-type="float" office:value="0.2" calcext:value-type="float">
            <text:p>0.20</text:p>
          </table:table-cell>
          <table:table-cell table:number-columns-repeated="1637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7.77" calcext:value-type="float">
            <text:p>17.77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formula="of:=[.C57]*[.D57]/100" office:value-type="float" office:value="0.02" calcext:value-type="float">
            <text:p>0.02</text:p>
          </table:table-cell>
          <table:table-cell table:number-columns-repeated="1637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8.07" calcext:value-type="float">
            <text:p>18.0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formula="of:=[.C58]*[.D58]/100" office:value-type="float" office:value="0.01" calcext:value-type="float">
            <text:p>0.01</text:p>
          </table:table-cell>
          <table:table-cell table:number-columns-repeated="1637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.43" calcext:value-type="float">
            <text:p>18.43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formula="of:=[.C59]*[.D59]/100" office:value-type="float" office:value="0.01" calcext:value-type="float">
            <text:p>0.01</text:p>
          </table:table-cell>
          <table:table-cell table:number-columns-repeated="1637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8.5" calcext:value-type="float">
            <text:p>18.5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formula="of:=[.C60]*[.D60]/100" office:value-type="float" office:value="0.02" calcext:value-type="float">
            <text:p>0.02</text:p>
          </table:table-cell>
          <table:table-cell table:number-columns-repeated="1637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9.72" calcext:value-type="float">
            <text:p>19.7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C61]*[.D61]/100" office:value-type="float" office:value="0.5" calcext:value-type="float">
            <text:p>0.50</text:p>
          </table:table-cell>
          <table:table-cell table:number-columns-repeated="1637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.36" calcext:value-type="float">
            <text:p>20.3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[.C62]*[.D62]/100" office:value-type="float" office:value="1" calcext:value-type="float">
            <text:p>1.00</text:p>
          </table:table-cell>
          <table:table-cell table:number-columns-repeated="1637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.58" calcext:value-type="float">
            <text:p>21.58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C63]*[.D63]/100" office:value-type="float" office:value="0.15" calcext:value-type="float">
            <text:p>0.15</text:p>
          </table:table-cell>
          <table:table-cell table:number-columns-repeated="1637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2.35" calcext:value-type="float">
            <text:p>22.35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formula="of:=[.C64]*[.D64]/100" office:value-type="float" office:value="0.02" calcext:value-type="float">
            <text:p>0.02</text:p>
          </table:table-cell>
          <table:table-cell table:number-columns-repeated="1637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2.45" calcext:value-type="float">
            <text:p>22.4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formula="of:=[.C65]*[.D65]/100" office:value-type="float" office:value="0.01" calcext:value-type="float">
            <text:p>0.01</text:p>
          </table:table-cell>
          <table:table-cell table:number-columns-repeated="1637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.67" calcext:value-type="float">
            <text:p>22.6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formula="of:=[.C66]*[.D66]/100" office:value-type="float" office:value="0.01" calcext:value-type="float">
            <text:p>0.01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637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3.1" calcext:value-type="float">
            <text:p>23.1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formula="of:=[.C67]*[.D67]/100" office:value-type="float" office:value="0.02" calcext:value-type="float">
            <text:p>0.02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637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4.06" calcext:value-type="float">
            <text:p>24.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C68]*[.D68]/100" office:value-type="float" office:value="0.4" calcext:value-type="float">
            <text:p>0.40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637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.35" calcext:value-type="float">
            <text:p>25.3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[.C69]*[.D69]/100" office:value-type="float" office:value="1.5" calcext:value-type="float">
            <text:p>1.50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637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6.04" calcext:value-type="float">
            <text:p>26.0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C70]*[.D70]/100" office:value-type="float" office:value="0.45" calcext:value-type="float">
            <text:p>0.45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637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6.99" calcext:value-type="float">
            <text:p>26.99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formula="of:=[.C71]*[.D71]/100" office:value-type="float" office:value="0.02" calcext:value-type="float">
            <text:p>0.02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637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7.23" calcext:value-type="float">
            <text:p>27.23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formula="of:=[.C72]*[.D72]/100" office:value-type="float" office:value="0.01" calcext:value-type="float">
            <text:p>0.01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637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7.71" calcext:value-type="float">
            <text:p>27.7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formula="of:=[.C73]*[.D73]/100" office:value-type="float" office:value="0.01" calcext:value-type="float">
            <text:p>0.01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637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7.8" calcext:value-type="float">
            <text:p>27.8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formula="of:=[.C74]*[.D74]/100" office:value-type="float" office:value="0.02" calcext:value-type="float">
            <text:p>0.02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637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8.69" calcext:value-type="float">
            <text:p>28.6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C75]*[.D75]/100" office:value-type="float" office:value="0.45" calcext:value-type="float">
            <text:p>0.45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637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0.44" calcext:value-type="float">
            <text:p>30.4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C76]*[.D76]/100" office:value-type="float" office:value="2" calcext:value-type="float">
            <text:p>2.00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637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0.92" calcext:value-type="float">
            <text:p>30.9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C77]*[.D77]/100" office:value-type="float" office:value="0.5" calcext:value-type="float">
            <text:p>0.50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637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1.92" calcext:value-type="float">
            <text:p>31.92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formula="of:=[.C78]*[.D78]/100" office:value-type="float" office:value="0.02" calcext:value-type="float">
            <text:p>0.02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637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2.3" calcext:value-type="float">
            <text:p>32.3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formula="of:=[.C79]*[.D79]/100" office:value-type="float" office:value="0.01" calcext:value-type="float">
            <text:p>0.01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637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2.63" calcext:value-type="float">
            <text:p>32.63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formula="of:=[.C80]*[.D80]/100" office:value-type="float" office:value="0.01" calcext:value-type="float">
            <text:p>0.01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637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2.67" calcext:value-type="float">
            <text:p>32.67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formula="of:=[.C81]*[.D81]/100" office:value-type="float" office:value="0.02" calcext:value-type="float">
            <text:p>0.02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637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3.78" calcext:value-type="float">
            <text:p>33.7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C82]*[.D82]/100" office:value-type="float" office:value="0.55" calcext:value-type="float">
            <text:p>0.55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637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4.99" calcext:value-type="float">
            <text:p>34.9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C83]*[.D83]/100" office:value-type="float" office:value="2.25" calcext:value-type="float">
            <text:p>2.25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637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5.92" calcext:value-type="float">
            <text:p>35.9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C84]*[.D84]/100" office:value-type="float" office:value="0.4" calcext:value-type="float">
            <text:p>0.40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637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5.88" calcext:value-type="float">
            <text:p>35.88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formula="of:=[.C85]*[.D85]/100" office:value-type="float" office:value="0.02" calcext:value-type="float">
            <text:p>0.02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637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7.26" calcext:value-type="float">
            <text:p>37.2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formula="of:=[.C86]*[.D86]/100" office:value-type="float" office:value="0.01" calcext:value-type="float">
            <text:p>0.01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637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7.38" calcext:value-type="float">
            <text:p>37.38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formula="of:=[.C87]*[.D87]/100" office:value-type="float" office:value="0.02" calcext:value-type="float">
            <text:p>0.02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637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7.45" calcext:value-type="float">
            <text:p>37.45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table:formula="of:=[.C88]*[.D88]/100" office:value-type="float" office:value="0.03" calcext:value-type="float">
            <text:p>0.03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637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8.56" calcext:value-type="float">
            <text:p>38.5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[.C89]*[.D89]/100" office:value-type="float" office:value="1" calcext:value-type="float">
            <text:p>1.00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637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9.85" calcext:value-type="float">
            <text:p>39.8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formula="of:=[.C90]*[.D90]/100" office:value-type="float" office:value="3.5" calcext:value-type="float">
            <text:p>3.50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637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0.67" calcext:value-type="float">
            <text:p>40.6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[.C91]*[.D91]/100" office:value-type="float" office:value="1" calcext:value-type="float">
            <text:p>1.00</text:p>
          </table:table-cell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6372"/>
        </table:table-row>
        <table:table-row table:style-name="ro1" table:number-rows-repeated="104848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2:13:55.276351141</meta:creation-date>
    <dc:date>2022-12-04T12:26:47.958548618</dc:date>
    <meta:editing-duration>PT49M44S</meta:editing-duration>
    <meta:editing-cycles>5</meta:editing-cycles>
    <meta:generator>LibreOffice/7.4.2.3$Linux_X86_64 LibreOffice_project/40$Build-3</meta:generator>
    <meta:document-statistic meta:table-count="1" meta:cell-count="436" meta:object-count="0"/>
  </office:meta>
</office:document-meta>
</file>